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fo:font-weight="bold" officeooo:rsid="001f6e2a" officeooo:paragraph-rsid="001f6e2a" style:font-weight-asian="bold" style:font-weight-complex="bold"/>
    </style:style>
    <style:style style:name="P2" style:family="paragraph" style:parent-style-name="Standard">
      <style:paragraph-properties fo:text-align="justify" style:justify-single-word="false"/>
      <style:text-properties fo:font-size="18pt" fo:font-weight="bold" officeooo:rsid="0021a0cd" officeooo:paragraph-rsid="0021a0cd" style:font-size-asian="15.75pt" style:font-weight-asian="bold" style:font-size-complex="18pt" style:font-weight-complex="bold"/>
    </style:style>
    <style:style style:name="P3" style:family="paragraph" style:parent-style-name="Standard">
      <style:paragraph-properties fo:text-align="justify" style:justify-single-word="false"/>
      <style:text-properties fo:font-weight="normal" officeooo:rsid="0020c1ed" officeooo:paragraph-rsid="0020c1ed" style:font-weight-asian="normal" style:font-weight-complex="normal"/>
    </style:style>
    <style:style style:name="P4" style:family="paragraph" style:parent-style-name="Standard">
      <style:paragraph-properties fo:text-align="justify" style:justify-single-word="false"/>
      <style:text-properties fo:font-weight="bold" officeooo:rsid="0020c1ed" officeooo:paragraph-rsid="0020c1ed" style:font-weight-asian="bold" style:font-weight-complex="bold"/>
    </style:style>
    <style:style style:name="P5" style:family="paragraph" style:parent-style-name="Standard">
      <style:paragraph-properties fo:text-align="justify" style:justify-single-word="false"/>
      <style:text-properties fo:font-weight="bold" officeooo:rsid="002116a9" officeooo:paragraph-rsid="002116a9" style:font-weight-asian="bold" style:font-weight-complex="bold"/>
    </style:style>
    <style:style style:name="P6" style:family="paragraph" style:parent-style-name="Table_20_Contents">
      <style:paragraph-properties fo:text-align="justify" style:justify-single-word="false"/>
      <style:text-properties fo:font-weight="bold" officeooo:rsid="002116a9" officeooo:paragraph-rsid="002116a9" style:font-weight-asian="bold" style:font-weight-complex="bold"/>
    </style:style>
    <style:style style:name="P7" style:family="paragraph" style:parent-style-name="Table_20_Contents">
      <style:paragraph-properties fo:text-align="justify" style:justify-single-word="false"/>
      <style:text-properties officeooo:rsid="002116a9" officeooo:paragraph-rsid="002116a9"/>
    </style:style>
    <style:style style:name="P8" style:family="paragraph" style:parent-style-name="Table_20_Contents">
      <style:paragraph-properties fo:text-align="justify" style:justify-single-word="false"/>
      <style:text-properties officeooo:rsid="0021a0cd" officeooo:paragraph-rsid="0021a0cd"/>
    </style:style>
    <style:style style:name="P9" style:family="paragraph" style:parent-style-name="Standard">
      <style:paragraph-properties fo:text-align="justify" style:justify-single-word="false"/>
      <style:text-properties fo:font-weight="bold" officeooo:rsid="0021a0cd" officeooo:paragraph-rsid="0021a0cd" style:font-weight-asian="bold" style:font-weight-complex="bold"/>
    </style:style>
    <style:style style:name="P10" style:family="paragraph" style:parent-style-name="Standard">
      <style:paragraph-properties fo:text-align="justify" style:justify-single-word="false"/>
      <style:text-properties fo:font-weight="bold" officeooo:rsid="00222dae" officeooo:paragraph-rsid="00222dae" style:font-weight-asian="bold" style:font-weight-complex="bold"/>
    </style:style>
    <style:style style:name="P11" style:family="paragraph" style:parent-style-name="Standard">
      <style:paragraph-properties fo:text-align="justify" style:justify-single-word="false"/>
      <style:text-properties fo:font-weight="normal" officeooo:rsid="00222dae" officeooo:paragraph-rsid="00222dae" style:font-weight-asian="normal" style:font-weight-complex="normal"/>
    </style:style>
    <style:style style:name="P12" style:family="paragraph" style:parent-style-name="Standard">
      <style:paragraph-properties fo:text-align="justify" style:justify-single-word="false"/>
      <style:text-properties fo:font-weight="normal" officeooo:rsid="00223f7c" officeooo:paragraph-rsid="00223f7c" style:font-weight-asian="normal" style:font-weight-complex="normal"/>
    </style:style>
    <style:style style:name="P13" style:family="paragraph" style:parent-style-name="Standard">
      <style:paragraph-properties fo:text-align="justify" style:justify-single-word="false"/>
      <style:text-properties fo:font-weight="bold" officeooo:rsid="00223f7c" officeooo:paragraph-rsid="00223f7c" style:font-weight-asian="bold" style:font-weight-complex="bold"/>
    </style:style>
    <style:style style:name="P14" style:family="paragraph" style:parent-style-name="Standard">
      <style:paragraph-properties fo:text-align="justify" style:justify-single-word="false"/>
      <style:text-properties fo:font-weight="bold" officeooo:rsid="00235c78" officeooo:paragraph-rsid="00235c78" style:font-weight-asian="bold" style:font-weight-complex="bold"/>
    </style:style>
    <style:style style:name="P15" style:family="paragraph" style:parent-style-name="Standard">
      <style:paragraph-properties fo:text-align="justify" style:justify-single-word="false"/>
      <style:text-properties fo:font-weight="normal" officeooo:rsid="00235c78" officeooo:paragraph-rsid="00235c78" style:font-weight-asian="normal" style:font-weight-complex="normal"/>
    </style:style>
    <style:style style:name="P16" style:family="paragraph" style:parent-style-name="Standard">
      <style:paragraph-properties fo:text-align="justify" style:justify-single-word="false"/>
      <style:text-properties fo:font-weight="bold" officeooo:rsid="0024cb78" officeooo:paragraph-rsid="0024cb78" style:font-weight-asian="bold" style:font-weight-complex="bold"/>
    </style:style>
    <style:style style:name="P17" style:family="paragraph" style:parent-style-name="Standard">
      <style:paragraph-properties fo:text-align="justify" style:justify-single-word="false"/>
      <style:text-properties fo:font-weight="normal" officeooo:rsid="0024cb78" officeooo:paragraph-rsid="00250414" style:font-weight-asian="normal" style:font-weight-complex="normal"/>
    </style:style>
    <style:style style:name="P18" style:family="paragraph" style:parent-style-name="Standard">
      <style:paragraph-properties fo:text-align="justify" style:justify-single-word="false"/>
      <style:text-properties fo:font-weight="bold" officeooo:rsid="00250414" officeooo:paragraph-rsid="00250414" style:font-weight-asian="bold" style:font-weight-complex="bold"/>
    </style:style>
    <style:style style:name="P19" style:family="paragraph" style:parent-style-name="Table_20_Contents">
      <style:paragraph-properties fo:text-align="justify" style:justify-single-word="false"/>
      <style:text-properties fo:font-weight="bold" officeooo:rsid="0026cf0e" officeooo:paragraph-rsid="0026cf0e" style:font-weight-asian="bold" style:font-weight-complex="bold"/>
    </style:style>
    <style:style style:name="P20" style:family="paragraph" style:parent-style-name="Table_20_Contents">
      <style:paragraph-properties fo:text-align="justify" style:justify-single-word="false"/>
      <style:text-properties officeooo:rsid="0026cf0e" officeooo:paragraph-rsid="0026cf0e"/>
    </style:style>
    <style:style style:name="P21" style:family="paragraph" style:parent-style-name="Table_20_Contents">
      <style:paragraph-properties fo:text-align="justify" style:justify-single-word="false"/>
      <style:text-properties officeooo:rsid="0026ddf2" officeooo:paragraph-rsid="0026ddf2"/>
    </style:style>
    <style:style style:name="T1" style:family="text">
      <style:text-properties fo:font-weight="normal" style:font-weight-asian="normal" style:font-weight-complex="normal"/>
    </style:style>
    <style:style style:name="T2" style:family="text">
      <style:text-properties fo:font-weight="normal" officeooo:rsid="0020c1ed" style:font-weight-asian="normal" style:font-weight-complex="normal"/>
    </style:style>
    <style:style style:name="T3" style:family="text">
      <style:text-properties officeooo:rsid="00235c78"/>
    </style:style>
    <style:style style:name="T4" style:family="text">
      <style:text-properties fo:font-weight="bold" officeooo:rsid="00235c78" style:font-weight-asian="bold" style:font-weight-complex="bold"/>
    </style:style>
    <style:style style:name="T5" style:family="text">
      <style:text-properties fo:font-weight="bold" officeooo:rsid="00250414" style:font-weight-asian="bold" style:font-weight-complex="bold"/>
    </style:style>
    <style:style style:name="T6" style:family="text">
      <style:text-properties officeooo:rsid="00250414"/>
    </style:style>
    <style:style style:name="T7" style:family="text">
      <style:text-properties officeooo:rsid="0026cf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2017 </text:p>
      <text:p text:style-name="P2"/>
      <text:p text:style-name="P1">1. Define accounting? Mention any three objectives of accounting.</text:p>
      <text:p text:style-name="P1">Ans : <text:span text:style-name="T1">Accounting is the process of reporting, recording, interpreting and summarizing financial data</text:span><text:span text:style-name="T2"> of an organization for decision making</text:span><text:span text:style-name="T1">.</text:span></text:p>
      <text:p text:style-name="P3">Any three objectives of accounting are,</text:p>
      <text:p text:style-name="P4">a. Recording financial transactions.</text:p>
      <text:p text:style-name="P3">We use accounting to systematically record all financial transactions in the books of accounts, ensuring accuracy and completeness.</text:p>
      <text:p text:style-name="P4"><text:span text:style-name="T1"/></text:p>
      <text:p text:style-name="P4">b. Providing Financial information</text:p>
      <text:p text:style-name="P3">accounting helps in providing financial information to stakeholder for prompt decision making.</text:p>
      <text:p text:style-name="P3"/>
      <text:p text:style-name="P4">c. Evaluating Performance</text:p>
      <text:p text:style-name="P3">With the help of accounting we can assess the financial performance of the organization by analyzing revenue, expenses, profits and losses.</text:p>
      <text:p text:style-name="P3"/>
      <text:p text:style-name="P5">2. Difference Between:</text:p>
      <table:table table:name="Table1" table:style-name="Table1">
        <table:table-column table:style-name="Table1.A"/>
        <table:table-column table:style-name="Table1.B"/>
        <table:table-row>
          <table:table-cell table:style-name="Table1.A1" office:value-type="string">
            <text:p text:style-name="P6">Going Concern Concept</text:p>
          </table:table-cell>
          <table:table-cell table:style-name="Table1.B1" office:value-type="string">
            <text:p text:style-name="P6">Business Entity Concept</text:p>
          </table:table-cell>
        </table:table-row>
        <table:table-row>
          <table:table-cell table:style-name="Table1.A2" office:value-type="string">
            <text:p text:style-name="P7">Going concern concept assumes that business will operate indefinitely. </text:p>
          </table:table-cell>
          <table:table-cell table:style-name="Table1.B2" office:value-type="string">
            <text:p text:style-name="P7">Business entity concept assumes that business and owners are separate legal entity.</text:p>
          </table:table-cell>
        </table:table-row>
        <table:table-row>
          <table:table-cell table:style-name="Table1.A2" office:value-type="string">
            <text:p text:style-name="P7">It focuses on continuity of a business entity</text:p>
          </table:table-cell>
          <table:table-cell table:style-name="Table1.B2" office:value-type="string">
            <text:p text:style-name="P7">It focuses on distinguishing the business and personal financial operations </text:p>
          </table:table-cell>
        </table:table-row>
        <table:table-row>
          <table:table-cell table:style-name="Table1.A2" office:value-type="string">
            <text:p text:style-name="P8">Assets and liabilities are recorded on the basis of continued use.</text:p>
          </table:table-cell>
          <table:table-cell table:style-name="Table1.B2" office:value-type="string">
            <text:p text:style-name="P8">Transactions between owner and business is recorded separately.</text:p>
          </table:table-cell>
        </table:table-row>
        <table:table-row>
          <table:table-cell table:style-name="Table1.A2" office:value-type="string">
            <text:p text:style-name="P8">It is important for determining whether the business will run for long term or not. </text:p>
          </table:table-cell>
          <table:table-cell table:style-name="Table1.B2" office:value-type="string">
            <text:p text:style-name="P8">It is important for maintaining accountability and avoiding mixing of personal and business finances </text:p>
          </table:table-cell>
        </table:table-row>
        <table:table-row>
          <table:table-cell table:style-name="Table1.A2" office:value-type="string">
            <text:p text:style-name="P8">Violation may lead to liquidation of the organization </text:p>
          </table:table-cell>
          <table:table-cell table:style-name="Table1.B2" office:value-type="string">
            <text:p text:style-name="P8">Violation may lead to inaccurate recording of financial transactions.</text:p>
          </table:table-cell>
        </table:table-row>
      </table:table>
      <text:p text:style-name="P5"/>
      <text:p text:style-name="P9">3. What are the various users of accounting information. Explain?</text:p>
      <text:p text:style-name="P10">Ans : <text:span text:style-name="T1">Accounting provides financial information to various users. The users can be divided into mainly two group namely internal and external users.</text:span></text:p>
      <text:p text:style-name="P11"/>
      <text:p text:style-name="P10">a. Internal users</text:p>
      <text:p text:style-name="P12">Internal users of accounting information are,</text:p>
      <text:p text:style-name="P13">i. Management</text:p>
      <text:p text:style-name="P12">In management, Accounting information plays vital role in planning, decision-making and <text:s text:c="6"/>controlling <text:s/>operations. Accounting provides internal reports such as financial comparisons , forecasting of cash etc.</text:p>
      <text:p text:style-name="P12"/>
      <text:p text:style-name="P12"/>
      <text:p text:style-name="P12"/>
      <text:p text:style-name="P12"/>
      <text:p text:style-name="P13"><text:soft-page-break/>ii. Employees</text:p>
      <text:p text:style-name="P12">The stability and profitability of the employees are the interests of both the workforce and representatives. Accounting information helps them judge whether the organization can afford to pay salaries, offer retirement benefits and create job prospects.</text:p>
      <text:p text:style-name="P12"/>
      <text:p text:style-name="P13">iii. Shareholders</text:p>
      <text:p text:style-name="P12">Shareholders are the owners of the company. Accounting information helps them <text:s/><text:span text:style-name="T3">access how their business is going on and what is the level of risk involved in it. It also helps them </text:span>to monitor the return on their investments.</text:p>
      <text:p text:style-name="P12"/>
      <text:p text:style-name="P12"><text:s/><text:span text:style-name="T4">b. External Users</text:span></text:p>
      <text:p text:style-name="P14">i. Government</text:p>
      <text:p text:style-name="P15">Governing body is one of the main user of accounting information. They use this information to monitor the economy. Accounting information also helps government <text:s/>to ensure whether the business is following the law or not.</text:p>
      <text:p text:style-name="P15"/>
      <text:p text:style-name="P14">ii. Creditors/Lenders</text:p>
      <text:p text:style-name="P15">Should a loan be granted to the company? Will the company be able to pay the debts? Those are the concern of lenders. Thus accounting information helps them ascertain the paying ability of the organization.</text:p>
      <text:p text:style-name="P15"/>
      <text:p text:style-name="P16">iii. Customers</text:p>
      <text:p text:style-name="P17">Customers are curious about the organization future, especially if they depend on it. Thus accounting information increases or decreases the organization’s goodwill among its customers.</text:p>
      <text:p text:style-name="P17"/>
      <text:p text:style-name="P17"/>
      <text:p text:style-name="P18">4. Define Company ? Difference Between Public and Private Company</text:p>
      <text:p text:style-name="P17"><text:span text:style-name="T5">Ans:</text:span><text:span text:style-name="T6"> </text:span><text:s/><text:span text:style-name="T7">A company is the most popular form of business organization and a voluntary association of people who contribute capital to run a particular type of business.</text:span></text:p>
      <table:table table:name="Table2" table:style-name="Table2">
        <table:table-column table:style-name="Table2.A" table:number-columns-repeated="2"/>
        <table:table-row>
          <table:table-cell table:style-name="Table2.A1" office:value-type="string">
            <text:p text:style-name="P19">Public Company</text:p>
          </table:table-cell>
          <table:table-cell table:style-name="Table2.B1" office:value-type="string">
            <text:p text:style-name="P19">Private Company</text:p>
          </table:table-cell>
        </table:table-row>
        <table:table-row>
          <table:table-cell table:style-name="Table2.A2" office:value-type="string">
            <text:p text:style-name="P20">In Public Company, .ltd is written after its name</text:p>
            <text:p text:style-name="P20">eg xyz.ltd</text:p>
          </table:table-cell>
          <table:table-cell table:style-name="Table2.B2" office:value-type="string">
            <text:p text:style-name="P20">In Private company, .pvt.ltd is written after its name</text:p>
            <text:p text:style-name="P20">eg xyz.pvt.ltd</text:p>
          </table:table-cell>
        </table:table-row>
        <table:table-row>
          <table:table-cell table:style-name="Table2.A2" office:value-type="string">
            <text:p text:style-name="P20">Minimum 7 members <text:s/>are required to form company and the maximum is unlimited</text:p>
          </table:table-cell>
          <table:table-cell table:style-name="Table2.B2" office:value-type="string">
            <text:p text:style-name="P20">Minimum 1 member is needed to form it and maximum is 101</text:p>
          </table:table-cell>
        </table:table-row>
        <table:table-row>
          <table:table-cell table:style-name="Table2.A2" office:value-type="string">
            <text:p text:style-name="P20">It can issue share and debenture to general public for collection of capital.</text:p>
          </table:table-cell>
          <table:table-cell table:style-name="Table2.B2" office:value-type="string">
            <text:p text:style-name="P20">It cannot issue share and debenture to general public for collection of capital.</text:p>
          </table:table-cell>
        </table:table-row>
        <table:table-row>
          <table:table-cell table:style-name="Table2.A2" office:value-type="string">
            <text:p text:style-name="P20">It have to publish its financial statement in newspaper.</text:p>
          </table:table-cell>
          <table:table-cell table:style-name="Table2.B2" office:value-type="string">
            <text:p text:style-name="P20">It doesn’t have to publish its financial statement in newspaper.</text:p>
          </table:table-cell>
        </table:table-row>
        <table:table-row>
          <table:table-cell table:style-name="Table2.A2" office:value-type="string">
            <text:p text:style-name="P21">Shareholders can freely transfer the shares without any restriction.</text:p>
          </table:table-cell>
          <table:table-cell table:style-name="Table2.B2" office:value-type="string">
            <text:p text:style-name="P21">Shareholder cannot transfer the shares without the consent of the other shareholders.</text:p>
          </table:table-cell>
        </table:table-row>
      </table:table>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07:27:49.703442562</meta:creation-date>
    <dc:date>2024-12-30T13:40:39.287102439</dc:date>
    <meta:editing-duration>PT32M44S</meta:editing-duration>
    <meta:editing-cycles>4</meta:editing-cycles>
    <meta:generator>LibreOffice/24.8.3.2$Linux_X86_64 LibreOffice_project/480$Build-2</meta:generator>
    <meta:print-date>2024-12-30T13:36:40.651355904</meta:print-date>
    <meta:printed-by>PDF files</meta:printed-by>
    <meta:document-statistic meta:table-count="2" meta:image-count="0" meta:object-count="0" meta:page-count="2" meta:paragraph-count="56" meta:word-count="618" meta:character-count="4120" meta:non-whitespace-character-count="3540"/>
  </office:meta>
</office:document-meta>
</file>